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Calibri" fo:font-size="14pt" style:font-size-asian="10.5pt"/>
    </style:style>
    <style:style style:name="P12"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3"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Arial"/>
    </style:style>
    <style:style style:name="P15" style:family="paragraph" style:parent-style-name="Title">
      <style:paragraph-properties fo:margin-top="0cm" fo:margin-bottom="0.203cm" style:contextual-spacing="false" fo:background-color="#ffffe6">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18" style:family="paragraph" style:parent-style-name="Text_20_body">
      <style:paragraph-properties fo:margin-top="0cm" fo:margin-bottom="0cm" style:contextual-spacing="false"/>
    </style:style>
    <style:style style:name="P19" style:family="paragraph" style:parent-style-name="Text_20_body">
      <style:paragraph-properties fo:margin-top="0cm" fo:margin-bottom="0cm" style:contextual-spacing="false"/>
      <style:text-properties style:font-name="Arial"/>
    </style:style>
    <style:style style:name="P20" style:family="paragraph" style:parent-style-name="Text_20_body">
      <style:paragraph-properties fo:margin-top="0cm" fo:margin-bottom="0cm" style:contextual-spacing="false"/>
      <style:text-properties style:font-name="Calibri" fo:font-size="14pt"/>
    </style:style>
    <style:style style:name="P21" style:family="paragraph" style:parent-style-name="Text_20_body" style:list-style-name="L3">
      <style:text-properties style:font-name="Arial"/>
    </style:style>
    <style:style style:name="P22" style:family="paragraph" style:parent-style-name="Text_20_body" style:list-style-name="L4">
      <style:text-properties style:font-name="Arial" fo:font-size="11pt" style:font-size-asian="11pt" style:font-size-complex="11pt"/>
    </style:style>
    <style:style style:name="P23" style:family="paragraph" style:parent-style-name="Text_20_body">
      <style:text-properties style:font-name="Arial" fo:font-size="11pt" style:font-size-asian="10.5pt"/>
    </style:style>
    <style:style style:name="P24" style:family="paragraph" style:parent-style-name="Text_20_body">
      <style:text-properties style:font-name="Arial" officeooo:paragraph-rsid="00123113"/>
    </style:style>
    <style:style style:name="P25" style:family="paragraph" style:parent-style-name="Text_20_body">
      <style:paragraph-properties fo:background-color="#ffff99">
        <style:background-image/>
      </style:paragraph-properties>
      <style:text-properties style:font-name="Arial"/>
    </style:style>
    <style:style style:name="P26" style:family="paragraph" style:parent-style-name="Text_20_body" style:list-style-name="L5">
      <style:paragraph-properties fo:background-color="#ffff99">
        <style:background-image/>
      </style:paragraph-properties>
      <style:text-properties style:font-name="Arial"/>
    </style:style>
    <style:style style:name="P27" style:family="paragraph" style:parent-style-name="Text_20_body">
      <style:paragraph-properties fo:background-color="#ffff99">
        <style:background-image/>
      </style:paragraph-properties>
      <style:text-properties style:font-name="Arial" officeooo:rsid="0010f439" officeooo:paragraph-rsid="0010f439"/>
    </style:style>
    <style:style style:name="P28" style:family="paragraph" style:parent-style-name="Heading_20_3">
      <style:text-properties style:font-name="Arial"/>
    </style:style>
    <style:style style:name="P29" style:family="paragraph" style:parent-style-name="Heading_20_3">
      <style:paragraph-properties fo:text-align="center" style:justify-single-word="false"/>
      <style:text-properties style:font-name="Arial"/>
    </style:style>
    <style:style style:name="P30" style:family="paragraph" style:parent-style-name="Heading_20_3">
      <style:paragraph-properties fo:background-color="transparent">
        <style:background-image/>
      </style:paragraph-properties>
      <style:text-properties style:font-name="Arial"/>
    </style:style>
    <style:style style:name="P31" style:family="paragraph" style:parent-style-name="Heading_20_3">
      <style:paragraph-properties fo:background-color="#e6e6ff">
        <style:background-image/>
      </style:paragraph-properties>
      <style:text-properties style:font-name="Arial"/>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Calibri" fo:font-size="14pt"/>
    </style:style>
    <style:style style:name="T4" style:family="text">
      <style:text-properties style:font-name="Calibri" fo:font-size="14pt" style:font-size-asian="10.5pt"/>
    </style:style>
    <style:style style:name="T5" style:family="text">
      <style:text-properties style:font-name="Calibri" fo:font-size="14pt" officeooo:rsid="000d5998"/>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0d5998"/>
    </style:style>
    <style:style style:name="T9" style:family="text">
      <style:text-properties officeooo:rsid="000da313"/>
    </style:style>
    <style:style style:name="T10" style:family="text">
      <style:text-properties officeooo:rsid="000f2977"/>
    </style:style>
    <style:style style:name="T11" style:family="text">
      <style:text-properties officeooo:rsid="0010f439"/>
    </style:style>
    <style:style style:name="T12" style:family="text">
      <style:text-properties officeooo:rsid="00123113"/>
    </style:style>
    <style:style style:name="T13"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out Your Name" text:name="Title"/>
        <text:user-field-decl office:value-type="string" office:string-value="2013-XY-01" text:name="TaskID"/>
        <text:user-field-decl office:value-type="float" office:value="2012" text:name=""/>
      </text:user-field-decls>
      <text:p text:style-name="P15"><text:file-name text:display="name">2014-CA-02-EN Shout Your Name</text:file-name> <text:user-field-get text:name="Title">Shout Your Name</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current-selected="true"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34" svg:width="2.271cm" svg:height="0.313cm" draw:control="control6"/></text:p>
          </table:table-cell>
          <table:table-cell table:style-name="Table2.A1" office:value-type="string">
            <text:p text:style-name="P2"><draw:control text:anchor-type="as-char" svg:y="0.051cm" draw:z-index="0" draw:style-name="gr1" draw:text-style-name="P34" svg:width="2.271cm" svg:height="0.313cm" draw:control="control1"/></text:p>
          </table:table-cell>
          <table:table-cell table:style-name="Table2.A1" office:value-type="string">
            <text:p text:style-name="P2"><draw:control text:anchor-type="as-char" svg:y="-0.014cm" draw:z-index="1" draw:style-name="gr1" draw:text-style-name="P34" svg:width="2.271cm" svg:height="0.313cm" draw:control="control2"/></text:p>
          </table:table-cell>
          <table:table-cell table:style-name="Table2.A1" office:value-type="string">
            <text:p text:style-name="P2"><draw:control text:anchor-type="as-char" svg:y="-0.009cm" draw:z-index="2" draw:style-name="gr1" draw:text-style-name="P34" svg:width="2.271cm" svg:height="0.313cm" draw:control="control3"/></text:p>
          </table:table-cell>
          <table:table-cell table:style-name="Table2.A1" office:value-type="string">
            <text:p text:style-name="P2"><draw:control text:anchor-type="as-char" svg:y="0.004cm" draw:z-index="3" draw:style-name="gr1" draw:text-style-name="P34" svg:width="2.271cm" svg:height="0.313cm" draw:control="control4"/></text:p>
          </table:table-cell>
          <table:table-cell table:style-name="Table2.F1" office:value-type="string">
            <text:p text:style-name="P2"><draw:control text:anchor-type="as-char" svg:y="0.025cm" draw:z-index="4" draw:style-name="gr1" draw:text-style-name="P34"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30" text:outline-level="3">Body</text:h>
      </text:section>
      <text:p text:style-name="P12"/>
      <text:p text:style-name="P23">Seven kids named A<text:span text:style-name="T8">na</text:span>, Be<text:span text:style-name="T8">ate</text:span>, C<text:span text:style-name="T8">ezar</text:span>, D<text:span text:style-name="T8">iana</text:span>, E<text:span text:style-name="T8">lena</text:span>, <text:span text:style-name="T8">Ieva</text:span> and G<text:span text:style-name="T8">reg</text:span> get together. Some of the kids point to each other as shown below<office:annotation><dc:creator>Nežinomas autorius</dc:creator><dc:date>2014-06-04T12:02:35.468000000</dc:date><text:list text:style-name=""><text:list-item><text:p text:style-name="P33"><text:span text:style-name="T14">Picture will be with kids facing in front and pointing to each other.</text:span></text:p></text:list-item></text:list></office:annotation>. </text:p>
      <text:p text:style-name="Text_20_body"/>
      <text:p text:style-name="P19"><text:s text:c="14"/><text:span text:style-name="T3">A</text:span><text:span text:style-name="T5">na</text:span></text:p>
      <text:p text:style-name="P18"><text:s text:c="10"/><text:span text:style-name="T3">/ <text:s text:c="6"/>\</text:span></text:p>
      <text:p text:style-name="P20"><text:s text:c="4"/>Be<text:span text:style-name="T8">ate</text:span> <text:s text:c="6"/>C<text:span text:style-name="T8">ezar</text:span></text:p>
      <text:p text:style-name="P18"><text:s text:c="20"/><text:span text:style-name="T3">/ <text:s text:c="3"/>\</text:span></text:p>
      <text:p text:style-name="P18"><text:s text:c="14"/><text:span text:style-name="T8">Di</text:span><text:span text:style-name="T5">ana</text:span><text:span text:style-name="T3"> <text:s text:c="2"/>E</text:span><text:span text:style-name="T5">lena</text:span></text:p>
      <text:p text:style-name="P18"><text:s text:c="14"/><text:span text:style-name="T3">/ <text:s text:c="3"/>\</text:span></text:p>
      <text:p text:style-name="P20"><text:s text:c="10"/><text:span text:style-name="T8">Ieva</text:span> <text:s text:c="3"/>G<text:span text:style-name="T8">reg</text:span></text:p>
      <text:p text:style-name="Text_20_body"/>
      <text:p text:style-name="P24">C<text:span text:style-name="T8">ezar</text:span> is pointing to D<text:span text:style-name="T8">iana</text:span> with h<text:span text:style-name="T8">is</text:span> <text:span text:style-name="T9">right</text:span> hand and <text:span text:style-name="T12">to </text:span>E<text:span text:style-name="T8">lena</text:span> with h<text:span text:style-name="T9">is</text:span> <text:span text:style-name="T9">left</text:span> hand. </text:p>
      <text:p text:style-name="P24">More generally, anything in the form below means that kid X is pointing to kid Y with h<text:span text:style-name="T9">is</text:span> <text:span text:style-name="T9">right</text:span> hand and kid X is pointing to kid Z with h<text:span text:style-name="T9">is</text:span> <text:span text:style-name="T9">left</text:span> hand. </text:p>
      <text:p text:style-name="P9"/>
      <text:p text:style-name="Text_20_body"><text:s/><text:span text:style-name="T4"><text:s text:c="6"/>X</text:span></text:p>
      <text:p text:style-name="P11"><text:s text:c="4"/>/ <text:s text:c="4"/>\</text:p>
      <text:p text:style-name="P11"><text:s text:c="2"/>Y <text:s text:c="7"/>Z</text:p>
      <text:p text:style-name="P9"/>
      <text:p text:style-name="P9">As soon as a kid is tapped on the head, he shouts h<text:span text:style-name="T9">is</text:span> name if he is not pointing at any other kids. Otherwise, assume X is pointing to Y and Z with h<text:span text:style-name="T10">is</text:span> <text:span text:style-name="T9">right</text:span> and <text:span text:style-name="T9">left</text:span> hands respectively. Then, in order:</text:p>
      <text:p text:style-name="P9"/>
      <text:list xml:id="list7450871566578587077" text:style-name="L3">
        <text:list-item>
          <text:p text:style-name="P21">Kid X taps the head of kid Y.</text:p>
        </text:list-item>
        <text:list-item>
          <text:p text:style-name="P21">Kid X waits for kid Y to shout Y's name.</text:p>
        </text:list-item>
        <text:list-item>
          <text:p text:style-name="P21">Kid X taps the head of kid Z.</text:p>
        </text:list-item>
        <text:list-item>
          <text:p text:style-name="P21">Kid X waits for kid Z to shout Z's name.</text:p>
        </text:list-item>
        <text:list-item>
          <text:p text:style-name="P21">Kid X shouts her name (X's name). </text:p>
          <text:p text:style-name="P21"/>
        </text:list-item>
      </text:list>
      <text:p text:style-name="P9">To begin, A<text:span text:style-name="T9">na</text:span> is tapped on the head.</text:p>
      <text:section text:style-name="Sect1" text:name="Question" text:protected="true">
        <text:h text:style-name="P28" text:outline-level="3"/>
        <text:h text:style-name="P28" text:outline-level="3">Question</text:h>
        <text:p text:style-name="P10"/>
      </text:section>
      <text:p text:style-name="P9">In what order do the seven kids shout out their names ?</text:p>
      <text:p text:style-name="P10"/>
      <text:list xml:id="list2847114045503099096" text:style-name="L4">
        <text:list-item>
          <text:p text:style-name="P22">Be<text:span text:style-name="T9">ate</text:span>, <text:span text:style-name="T9">Ieva</text:span>, D<text:span text:style-name="T9">iana</text:span>, G<text:span text:style-name="T9">reg</text:span>, C<text:span text:style-name="T9">ezar</text:span>, E<text:span text:style-name="T9">lena</text:span>, A<text:span text:style-name="T9">na</text:span> </text:p>
        </text:list-item>
        <text:list-item>
          <text:p text:style-name="P22">Be<text:span text:style-name="T9">ate</text:span>, A<text:span text:style-name="T9">na</text:span>, C<text:span text:style-name="T9">ezar</text:span>, D<text:span text:style-name="T9">iana</text:span>, <text:span text:style-name="T9">Ieva</text:span>, G<text:span text:style-name="T9">reg</text:span>, E<text:span text:style-name="T9">lena</text:span></text:p>
        </text:list-item>
        <text:list-item>
          <text:p text:style-name="P22">Be<text:span text:style-name="T9">ate</text:span>, <text:span text:style-name="T9">Ieva</text:span>, G<text:span text:style-name="T9">reg</text:span>, D<text:span text:style-name="T9">iana</text:span>, E<text:span text:style-name="T9">lena</text:span>, C<text:span text:style-name="T9">ezar</text:span>, A<text:span text:style-name="T9">na</text:span> </text:p>
        </text:list-item>
        <text:list-item>
          <text:p text:style-name="P22">Be<text:span text:style-name="T9">ate</text:span>, A<text:span text:style-name="T9">na</text:span>, C<text:span text:style-name="T9">ezar,</text:span> <text:span text:style-name="T9">Ieva,</text:span> G<text:span text:style-name="T9">reg</text:span>, D<text:span text:style-name="T9">iana</text:span>, E<text:span text:style-name="T9">lena</text:span></text:p>
        </text:list-item>
      </text:list>
      <text:section text:style-name="Sect1" text:name="Answer" text:protected="true">
        <text:h text:style-name="P28" text:outline-level="3"><text:soft-page-break/></text:h>
        <text:h text:style-name="P28" text:outline-level="3">Answer</text:h>
        <text:p text:style-name="P10"/>
      </text:section>
      <text:list xml:id="list120751670147828" text:continue-numbering="true" text:style-name="L4">
        <text:list-header>
          <text:p text:style-name="P22">C </text:p>
        </text:list-header>
      </text:list>
      <text:section text:style-name="Sect2" text:name="Explanation" text:protected="true">
        <text:p text:style-name="P14"><office:annotation><dc:creator>Ivo Blöchliger</dc:creator><dc:date>2013-01-04T16:50:39</dc:date><text:p text:style-name="P32"><text:span text:style-name="T13">This must all fit on the first page. If it does not, your <text:s/>task is too long.</text:span></text:p></office:annotation></text:p>
        <text:h text:style-name="P31" text:outline-level="3">Explanation</text:h>
        <text:p text:style-name="P13"/>
      </text:section>
      <text:p text:style-name="P16">When the given algorithm is followed, a kid will only shout her name some time after any kids she is pointing to shout their names. So A<text:span text:style-name="T11">na</text:span> will shout her name last and C<text:span text:style-name="T11">ezar</text:span> will shout h<text:span text:style-name="T11">is</text:span> name after D<text:span text:style-name="T11">iana</text:span> and E<text:span text:style-name="T11">lena</text:span>. This rules out A, B and D as possible answers.</text:p>
      <text:p text:style-name="P16"/>
      <text:section text:style-name="Sect2" text:name="It's informatics" text:protected="true">
        <text:h text:style-name="P31" text:outline-level="3"/>
        <text:h text:style-name="P31" text:outline-level="3">It's informatics</text:h>
        <text:p text:style-name="P13"/>
      </text:section>
      <text:p text:style-name="P16">This task involves at least two fundamental computer science concepts. First, the picture is a binary tree which can be used to represent some data that is “nested” or arranged in a hierarchy. Large binary trees consist of smaller binary trees in the same way we can find many instances of “X,Y,Z” in the picture of seven kids. This allows the process in the task to be <text:span text:style-name="T6">recursive</text:span>. That is, the process (or <text:span text:style-name="T7">algorithm</text:span>) is described in terms of itself. When used with care, recursion and binary trees can be used to solve a wide ranging set of problems in natural and efficient ways.</text:p>
      <text:section text:style-name="Sect1" text:name="Keywords" text:protected="true">
        <text:h text:style-name="P31" text:outline-level="3"/>
        <text:h text:style-name="P31" text:outline-level="3">Keywords</text:h>
        <text:p text:style-name="P13"/>
      </text:section>
      <text:p text:style-name="P16">binary tree, recursion, traversal, postorder</text:p>
      <text:section text:style-name="Sect1" text:name="Websites" text:protected="true">
        <text:h text:style-name="P31" text:outline-level="3"/>
        <text:h text:style-name="P31" text:outline-level="3">Websites</text:h>
        <text:p text:style-name="P13"/>
      </text:section>
      <text:p text:style-name="P16"><text:a xlink:type="simple" xlink:href="http://en.wikipedia.org/wiki/Tree_traversal">http://en.wikipedia.org/wiki/Tree_traversal</text:a></text:p>
      <text:p text:style-name="P16"><text:a xlink:type="simple" xlink:href="http://en.wikipedia.org/wiki/Recursion">http://en.wikipedia.org/wiki/Recursion</text:a></text:p>
      <text:p text:style-name="P16"><text:a xlink:type="simple" xlink:href="http://en.wikipedia.org/wiki/Binary_tree">http://en.wikipedia.org/wiki/Binary_tree</text:a></text:p>
      <text:p text:style-name="P16"><text:a xlink:type="simple" xlink:href="http://csunplugged.org/divideAndConquer">http://csunplugged.org/divideAndConquer</text:a></text:p>
      <text:section text:style-name="Sect1" text:name="Wording" text:protected="true">
        <text:p text:style-name="P14"/>
        <text:h text:style-name="P29" text:outline-level="3">Internal Use</text:h>
        <text:h text:style-name="P28" text:outline-level="3">Wording</text:h>
        <text:p text:style-name="P10"/>
      </text:section>
      <text:p text:style-name="P17">kid, point, tap, shout</text:p>
      <text:section text:style-name="Sect1" text:name="Comments" text:protected="true">
        <text:h text:style-name="P28" text:outline-level="3"/>
        <text:h text:style-name="P28" text:outline-level="3">Comments</text:h>
        <text:p text:style-name="P10"/>
      </text:section>
      <text:p text:style-name="P16">J.P. Pretti, jpretti@uwaterloo.ca, (2014-04-28)</text:p>
      <text:list xml:id="list9189013617513521638" text:style-name="L5">
        <text:list-item>
          <text:p text:style-name="P26">The wording could be supplemented/replaced with an image of kids pointing (or something for an alternative story).</text:p>
        </text:list-item>
        <text:list-item>
          <text:p text:style-name="P26">Second alternative: replace the picture with a chart with columns “kid”, “left kid”, “right kid”.</text:p>
        </text:list-item>
        <text:list-item>
          <text:p text:style-name="P26">All the kids are female to avoid awkward use of his/her &amp; he/she in wording.</text:p>
        </text:list-item>
        <text:list-item>
          <text:p text:style-name="P26">Answers A, B and D correspond to non-postorder traversals.</text:p>
        </text:list-item>
      </text:list>
      <text:p text:style-name="P27">Valentina, <text:span text:style-name="T12">valentina.dagiene@mii.vu.lt</text:span> We will draw <text:span text:style-name="T12">artictic</text:span> picture with kids pointed to each o<text:span text:style-name="T12">t</text:span>her to be clear right and left hands. For age groups IV and III pictures can be as suggested, for group II we suggest easier picture with <text:span text:style-name="T12">flipped</text:span> picture <text:span text:style-name="T12">(easy understand left and right)</text:span>.</text:p>
      <text:section text:style-name="Sect1" text:name="Graphics" text:protected="true">
        <text:h text:style-name="P28" text:outline-level="3"/>
        <text:h text:style-name="P28" text:outline-level="3">Graphics</text:h>
      </text:section>
      <text:p text:style-name="P10"/>
      <text:p text:style-name="P27">Two pictures.</text:p>
      <text:p text:style-name="P9"/>
      <text:section text:style-name="Sect1" text:name="Files" text:protected="true">
        <text:h text:style-name="P28" text:outline-level="3"><text:soft-page-break/></text:h>
        <text:h text:style-name="P28"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4-CA-02-EN Shout Your Name.odt</text:file-name> (this file)</text:p>
        </text:section>
        <text:p text:style-name="P16"/>
      </text:section>
      <text:section text:style-name="Sect1" text:name="Authorship" text:protected="true">
        <text:h text:style-name="P28" text:outline-level="3"/>
        <text:h text:style-name="P28" text:outline-level="3">Authorship</text:h>
        <text:p text:style-name="P10"/>
      </text:section>
      <text:p text:style-name="P16">J.P. Pretti, <text:a xlink:type="simple" xlink:href="mailto:jpretti@uwaterloo.ca">jpretti@uwaterloo.ca</text:a>, Canada</text:p>
      <text:p text:style-name="P16">Troy Vasiga, <text:a xlink:type="simple" xlink:href="mailto:tmjvasiga@uwaterloo.ca">tmjvasiga@uwaterloo.ca</text:a>, Canada</text:p>
      <text:section text:style-name="Sect1" text:name="License" text:protected="true">
        <text:h text:style-name="P28" text:outline-level="3"/>
        <text:h text:style-name="P28"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libri" svg:font-family="Calibri"/>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Shout Your Name" text:name="Title"/>
        </text:user-field-decls>
        <text:section text:style-name="MSect1" text:name="Footer" text:protected="true">
          <text:p text:style-name="MP1"><text:user-field-get text:name="Title">Shout Your Name</text:user-field-get> <text:file-name text:display="name">2014-CA-02-EN Shout Your Name</text:file-name>, Last saved <text:modification-date style:data-style-name="N36">06/04/2014</text:modification-date> at <text:modification-time style:data-style-name="N41">12:07:51</text:modification-time> by <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4T12:07:51.389000000</dc:date>
    <meta:editing-duration>PT10H41M28S</meta:editing-duration>
    <meta:editing-cycles>57</meta:editing-cycles>
    <meta:generator>LibreOffice/4.2.3.3$Windows_x86 LibreOffice_project/882f8a0a489bc99a9e60c7905a60226254cb6ff0</meta:generator>
    <meta:document-statistic meta:table-count="2" meta:image-count="0" meta:object-count="0" meta:page-count="3" meta:paragraph-count="75" meta:word-count="620" meta:character-count="3771" meta:non-whitespace-character-count="3089"/>
  </office:meta>
</office:document-meta>
</file>